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Downtime per year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>
            <text:p>HA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(100-[.$A3])*365/100; 3)" office:value-type="float" office:value="3.65" calcext:value-type="float">
            <text:p>3.65</text:p>
          </table:table-cell>
          <table:table-cell table:number-columns-repeated="3"/>
        </table:table-row>
        <table:table-row table:style-name="ro1">
          <table:table-cell office:value-type="float" office:value="99.9" calcext:value-type="float">
            <text:p>99.9</text:p>
          </table:table-cell>
          <table:table-cell table:formula="of:=ROUND((100-[.$A4])*365/100; 3)" office:value-type="float" office:value="0.365" calcext:value-type="float">
            <text:p>0.365</text:p>
          </table:table-cell>
          <table:table-cell table:formula="of:=ROUND((100-[.$A4])*365/100*24; 3)" office:value-type="float" office:value="8.76" calcext:value-type="float">
            <text:p>8.76</text:p>
          </table:table-cell>
          <table:table-cell table:number-columns-repeated="2"/>
        </table:table-row>
        <table:table-row table:style-name="ro1">
          <table:table-cell office:value-type="float" office:value="99.99" calcext:value-type="float">
            <text:p>99.99</text:p>
          </table:table-cell>
          <table:table-cell table:formula="of:=ROUND((100-[.$A5])*365/100; 3)" office:value-type="float" office:value="0.037" calcext:value-type="float">
            <text:p>0.037</text:p>
          </table:table-cell>
          <table:table-cell table:formula="of:=ROUND((100-[.$A5])*365/100*24; 3)" office:value-type="float" office:value="0.876" calcext:value-type="float">
            <text:p>0.876</text:p>
          </table:table-cell>
          <table:table-cell table:formula="of:=ROUND((100-[.$A5])*365/100*24*60; 3)" office:value-type="float" office:value="52.56" calcext:value-type="float">
            <text:p>52.56</text:p>
          </table:table-cell>
          <table:table-cell/>
        </table:table-row>
        <table:table-row table:style-name="ro1">
          <table:table-cell office:value-type="float" office:value="99.999" calcext:value-type="float">
            <text:p>99.999</text:p>
          </table:table-cell>
          <table:table-cell table:formula="of:=ROUND((100-[.$A6])*365/100; 3)" office:value-type="float" office:value="0.004" calcext:value-type="float">
            <text:p>0.004</text:p>
          </table:table-cell>
          <table:table-cell table:formula="of:=ROUND((100-[.$A6])*365/100*24; 3)" office:value-type="float" office:value="0.088" calcext:value-type="float">
            <text:p>0.088</text:p>
          </table:table-cell>
          <table:table-cell table:formula="of:=ROUND((100-[.$A6])*365/100*24*60; 3)" office:value-type="float" office:value="5.256" calcext:value-type="float">
            <text:p>5.256</text:p>
          </table:table-cell>
          <table:table-cell table:formula="of:=ROUND((100-[.$A6])*365/100*24*3660; 3)" office:value-type="float" office:value="320.616" calcext:value-type="float">
            <text:p>320.616</text:p>
          </table:table-cell>
        </table:table-row>
        <table:table-row table:style-name="ro1">
          <table:table-cell office:value-type="float" office:value="99.9999" calcext:value-type="float">
            <text:p>99.9999</text:p>
          </table:table-cell>
          <table:table-cell table:formula="of:=ROUND((100-[.$A7])*365/100; 3)" office:value-type="float" office:value="0" calcext:value-type="float">
            <text:p>0</text:p>
          </table:table-cell>
          <table:table-cell table:formula="of:=ROUND((100-[.$A7])*365/100*24; 3)" office:value-type="float" office:value="0.009" calcext:value-type="float">
            <text:p>0.009</text:p>
          </table:table-cell>
          <table:table-cell table:formula="of:=ROUND((100-[.$A7])*365/100*24*60; 3)" office:value-type="float" office:value="0.526" calcext:value-type="float">
            <text:p>0.526</text:p>
          </table:table-cell>
          <table:table-cell table:formula="of:=ROUND((100-[.$A7])*365/100*24*3660; 3)" office:value-type="float" office:value="32.062" calcext:value-type="float">
            <text:p>32.062</text:p>
          </table:table-cell>
        </table:table-row>
        <table:table-row table:style-name="ro1">
          <table:table-cell office:value-type="float" office:value="99.99999" calcext:value-type="float">
            <text:p>99.99999</text:p>
          </table:table-cell>
          <table:table-cell table:formula="of:=ROUND((100-[.$A8])*365/100; 3)" office:value-type="float" office:value="0" calcext:value-type="float">
            <text:p>0</text:p>
          </table:table-cell>
          <table:table-cell table:formula="of:=ROUND((100-[.$A8])*365/100*24; 3)" office:value-type="float" office:value="0.001" calcext:value-type="float">
            <text:p>0.001</text:p>
          </table:table-cell>
          <table:table-cell table:formula="of:=ROUND((100-[.$A8])*365/100*24*60; 3)" office:value-type="float" office:value="0.053" calcext:value-type="float">
            <text:p>0.053</text:p>
          </table:table-cell>
          <table:table-cell table:formula="of:=ROUND((100-[.$A8])*365/100*24*3660; 3)" office:value-type="float" office:value="3.206" calcext:value-type="float">
            <text:p>3.206</text:p>
          </table:table-cell>
        </table:table-row>
        <table:table-row table:style-name="ro1">
          <table:table-cell office:value-type="float" office:value="99.999999" calcext:value-type="float">
            <text:p>99.999999</text:p>
          </table:table-cell>
          <table:table-cell table:formula="of:=ROUND((100-[.$A9])*365/100; 3)" office:value-type="float" office:value="0" calcext:value-type="float">
            <text:p>0</text:p>
          </table:table-cell>
          <table:table-cell table:formula="of:=ROUND((100-[.$A9])*365/100*24; 3)" office:value-type="float" office:value="0" calcext:value-type="float">
            <text:p>0</text:p>
          </table:table-cell>
          <table:table-cell table:formula="of:=ROUND((100-[.$A9])*365/100*24*60; 3)" office:value-type="float" office:value="0.005" calcext:value-type="float">
            <text:p>0.005</text:p>
          </table:table-cell>
          <table:table-cell table:formula="of:=ROUND((100-[.$A9])*365/100*24*3660; 3)"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99.9999999" calcext:value-type="float">
            <text:p>99.9999999</text:p>
          </table:table-cell>
          <table:table-cell table:formula="of:=ROUND((100-[.$A10])*365/100; 3)" office:value-type="float" office:value="0" calcext:value-type="float">
            <text:p>0</text:p>
          </table:table-cell>
          <table:table-cell table:formula="of:=ROUND((100-[.$A10])*365/100*24; 3)" office:value-type="float" office:value="0" calcext:value-type="float">
            <text:p>0</text:p>
          </table:table-cell>
          <table:table-cell table:formula="of:=ROUND((100-[.$A10])*365/100*24*60; 3)" office:value-type="float" office:value="0.001" calcext:value-type="float">
            <text:p>0.001</text:p>
          </table:table-cell>
          <table:table-cell table:formula="of:=ROUND((100-[.$A10])*365/100*24*3660; 3)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99.99999999" calcext:value-type="float">
            <text:p>99.99999999</text:p>
          </table:table-cell>
          <table:table-cell table:formula="of:=ROUND((100-[.$A11])*365/100; 3)" office:value-type="float" office:value="0" calcext:value-type="float">
            <text:p>0</text:p>
          </table:table-cell>
          <table:table-cell table:formula="of:=ROUND((100-[.$A11])*365/100*24; 3)" office:value-type="float" office:value="0" calcext:value-type="float">
            <text:p>0</text:p>
          </table:table-cell>
          <table:table-cell table:formula="of:=ROUND((100-[.$A11])*365/100*24*60; 3)" office:value-type="float" office:value="0" calcext:value-type="float">
            <text:p>0</text:p>
          </table:table-cell>
          <table:table-cell table:formula="of:=ROUND((100-[.$A11])*365/100*24*3660; 3)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99.999999999" calcext:value-type="float">
            <text:p>99.999999999</text:p>
          </table:table-cell>
          <table:table-cell table:formula="of:=ROUND((100-[.$A12])*365/100; 3)" office:value-type="float" office:value="0" calcext:value-type="float">
            <text:p>0</text:p>
          </table:table-cell>
          <table:table-cell table:formula="of:=ROUND((100-[.$A12])*365/100*24; 3)" office:value-type="float" office:value="0" calcext:value-type="float">
            <text:p>0</text:p>
          </table:table-cell>
          <table:table-cell table:formula="of:=ROUND((100-[.$A12])*365/100*24*60; 3)" office:value-type="float" office:value="0" calcext:value-type="float">
            <text:p>0</text:p>
          </table:table-cell>
          <table:table-cell table:formula="of:=ROUND((100-[.$A12])*365/100*24*3660; 4)" office:value-type="float" office:value="0.0003" calcext:value-type="float">
            <text:p>0.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9:25:54.259301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9:07:02.028030142</meta:creation-date>
    <dc:date>2023-11-03T19:27:30.551307376</dc:date>
    <meta:editing-duration>PT20M1S</meta:editing-duration>
    <meta:editing-cycles>2</meta:editing-cycles>
    <meta:generator>LibreOffice/7.6.2.1$Linux_X86_64 LibreOffice_project/60$Build-1</meta:generator>
    <meta:document-statistic meta:table-count="1" meta:cell-count="50" meta:object-count="0"/>
  </office:meta>
</office:document-meta>
</file>